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P3" style:family="paragraph" style:parent-style-name="Standard">
      <style:paragraph-properties fo:margin-left="0in" fo:margin-right="0in" fo:text-indent="-1in" style:auto-text-indent="false"/>
      <style:text-properties style:font-name="Arial" fo:font-size="11pt" style:font-size-asian="11pt" style:font-name-complex="Ari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P5" style:family="paragraph" style:parent-style-name="Heading_20_1">
      <style:paragraph-properties fo:margin-left="0in" fo:margin-right="0in" fo:text-indent="0in" style:auto-text-indent="false"/>
      <style:text-properties style:font-name="Arial" fo:font-size="11pt" style:font-size-asian="11pt" style:font-name-complex="Arial"/>
    </style:style>
    <style:style style:name="P6" style:family="paragraph" style:parent-style-name="Heading_20_2">
      <style:paragraph-properties fo:text-align="start" style:justify-single-word="false"/>
      <style:text-properties style:font-name="Arial" fo:font-size="11pt" style:text-underline-style="none" style:font-size-asian="11pt" style:font-name-complex="Arial"/>
    </style:style>
    <style:style style:name="P7" style:family="paragraph" style:parent-style-name="Heading_20_2">
      <style:paragraph-properties fo:margin-left="0in" fo:margin-right="0in" fo:text-align="start" style:justify-single-word="false" fo:text-indent="0.5in" style:auto-text-indent="false"/>
    </style:style>
    <style:style style:name="P8" style:family="paragraph" style:parent-style-name="Heading_20_3">
      <style:paragraph-properties fo:margin-left="0in" fo:margin-right="0in" fo:text-indent="0in" style:auto-text-indent="false"/>
      <style:text-properties style:font-name="Arial" fo:font-size="11pt" style:font-size-asian="11pt" style:font-name-complex="Arial"/>
    </style:style>
    <style:style style:name="P9" style:family="paragraph" style:parent-style-name="Header">
      <style:paragraph-properties fo:text-align="end" style:justify-single-word="false"/>
      <style:text-properties fo:color="#c0c0c0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_20_indent">
      <style:text-properties style:font-name="Arial" fo:font-size="11pt" style:font-size-asian="11pt" style:font-name-complex="Arial"/>
    </style:style>
    <style:style style:name="P11" style:family="paragraph" style:parent-style-name="Text_20_body_20_indent">
      <style:paragraph-properties fo:margin-left="0in" fo:margin-right="0in" fo:text-indent="0in" style:auto-text-indent="false"/>
    </style:style>
    <style:style style:name="P12" style:family="paragraph" style:parent-style-name="Text_20_body_20_indent">
      <style:paragraph-properties fo:margin-left="0in" fo:margin-right="0in" fo:text-indent="0in" style:auto-text-indent="false"/>
      <style:text-properties style:font-name="Arial" fo:font-size="11pt" style:font-size-asian="11pt" style:font-name-complex="Arial"/>
    </style:style>
    <style:style style:name="P13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Arial" fo:font-size="11pt" style:font-size-asian="11pt" style:font-name-complex="Arial"/>
    </style:style>
    <style:style style:name="P14" style:family="paragraph" style:parent-style-name="Text_20_body_20_indent">
      <style:paragraph-properties fo:margin-left="0in" fo:margin-right="0in" fo:text-indent="0in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5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P16" style:family="paragraph" style:parent-style-name="Text_20_body_20_indent">
      <style:paragraph-properties fo:margin-left="0in" fo:margin-right="0in" fo:text-indent="0.5in" style:auto-text-indent="false"/>
    </style:style>
    <style:style style:name="P17" style:family="paragraph" style:parent-style-name="Text_20_body_20_indent">
      <style:paragraph-properties fo:margin-left="0in" fo:margin-right="0in" fo:text-indent="0.5in" style:auto-text-indent="false"/>
      <style:text-properties style:font-name="Arial" fo:font-size="11pt" style:font-size-asian="11pt" style:font-name-complex="Arial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" style:font-style-complex="italic"/>
    </style:style>
    <style:style style:name="T3" style:family="text">
      <style:text-properties style:font-name="Arial" fo:font-size="11pt" style:text-underline-style="none" fo:font-weight="normal" style:font-size-asian="11pt" style:font-weight-asian="normal" style:font-name-complex="Arial" style:font-weight-complex="normal"/>
    </style:style>
    <style:style style:name="T4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5" style:family="text">
      <style:text-properties fo:color="#000000" style:font-name="Arial" fo:font-size="11pt" style:text-underline-style="none" fo:font-weight="normal" style:font-size-asian="11pt" style:font-weight-asian="normal" style:font-name-complex="Arial" style:font-weight-complex="normal"/>
    </style:style>
    <style:style style:name="T6" style:family="text">
      <style:text-properties fo:color="#000000" style:font-name="Arial" fo:font-size="11pt" style:font-size-asian="11pt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Heading_20_4" text:outline-level="4">Jeff Parker</text:h>
      <text:p text:style-name="P2">3536 Butte Campus Drive</text:p>
      <text:p text:style-name="P2">Oroville, CA 95965</text:p>
      <text:p text:style-name="Standard">(530) 895-2334</text:p>
      <text:p text:style-name="P2">parkerje@butte.edu</text:p>
      <text:p text:style-name="P1"/>
      <text:h text:style-name="P8" text:outline-level="3">Objective</text:h>
      <text:p text:style-name="Standard"/>
      <text:p text:style-name="Standard"><text:span text:style-name="T1">To obtain employment as an </text:span><text:span text:style-name="T2">Electrician</text:span><text:span text:style-name="T1"> with </text:span><text:span text:style-name="T2">XYZ Power Company</text:span><text:span text:style-name="T1"> where I can utilize my existing skills and knowledge.</text:span></text:p>
      <text:p text:style-name="P3"/>
      <text:h text:style-name="P5" text:outline-level="1">Work Experience</text:h>
      <text:p text:style-name="Standard"/>
      <text:h text:style-name="P6" text:outline-level="2">Electrician Apprentice</text:h>
      <text:h text:style-name="P7" text:outline-level="2"><text:span text:style-name="T3">June 1999 to Present ◦ Local Electricians <text:s/>#408/Various Locations </text:span><text:span text:style-name="T5">◦</text:span><text:span text:style-name="T3"> Chico, CA</text:span></text:h>
      <text:p text:style-name="Text_20_body_20_indent"><text:span text:style-name="T1">Provide employer with a detailed description of the duties you perform that illustrate both the breath and depth of your knowledge in this field. Make sure you list the most important/relevant skills first.</text:span></text:p>
      <text:p text:style-name="P12"/>
      <text:p text:style-name="P14">Wiring Technician</text:p>
      <text:p text:style-name="P16"><text:span text:style-name="T1">October 1996 to May 1999 </text:span><text:span text:style-name="T6">◦</text:span><text:span text:style-name="T1"> Power Inc. ◦ Willows, CA</text:span></text:p>
      <text:p text:style-name="Text_20_body_20_indent"><text:span text:style-name="T1">Provide employer with a detailed description of the duties you performed that illustrate both the breath and depth of your knowledge in this field. Make sure you list the most important/relevant skills first.</text:span></text:p>
      <text:p text:style-name="P12"/>
      <text:p text:style-name="P14">Audio/Video/Security Installation Technician</text:p>
      <text:p text:style-name="P17">July 1994 to September 1996 ◦ Electronic Warehouse ◦ Oroville, CA</text:p>
      <text:p text:style-name="Text_20_body_20_indent"><text:span text:style-name="T1">Provide employer with a detailed description of the duties you performed that illustrate both the breath and depth of your knowledge in this field. Make sure you list the most important/relevant skills first.</text:span></text:p>
      <text:p text:style-name="P12"/>
      <text:p text:style-name="P15">Education</text:p>
      <text:p text:style-name="P13"/>
      <text:p text:style-name="P11"><text:span text:style-name="T4">Electrician Apprenticeship</text:span><text:span text:style-name="T1"> (6000 hours), Journeyman Card</text:span></text:p>
      <text:p text:style-name="P11"><text:span text:style-name="T1"><text:tab/>June 1999 to May 2003</text:span><text:span text:style-name="T4"> </text:span><text:span text:style-name="T1">◦ Local Electricians #408/Various Locations</text:span><text:span text:style-name="T4"> </text:span><text:span text:style-name="T1">◦ Chico, CA</text:span></text:p>
      <text:p text:style-name="Text_20_body_20_indent"><text:span text:style-name="T1">Provide the employer with relevant information about the knowledge you acquired during on-the-job training (this will likely differ from actual duties performed). Items listed here should supplement the Work Experience section, not repeat it.</text:span></text:p>
      <text:p text:style-name="P10"/>
      <text:p text:style-name="P11"><text:span text:style-name="T4">Electronic Engineering</text:span><text:span text:style-name="T1">, Associate of Arts Degree</text:span></text:p>
      <text:p text:style-name="P12"><text:tab/>June 1994 ◦ Butte College ◦ Oroville, CA</text:p>
      <text:p text:style-name="P10">List courses completed that illustrate the knowledge obtained from your education. May also list G.P.A., Extra Curricular Activities that are related to this job, awards and/or honors received.</text:p>
      <text:p text:style-name="P12"/>
      <text:p text:style-name="P11"><text:span text:style-name="T4">General Education</text:span><text:span text:style-name="T1">, High School Diploma</text:span></text:p>
      <text:p text:style-name="P12"><text:tab/>June 1991 ◦ Oroville High ◦ Oroville, CA</text:p>
      <text:p text:style-name="P10">List courses completed that illustrate the knowledge obtained from your education. May also list G.P.A., Extra Curricular Activities that are related to this job, awards and/or honors recei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in" fo:margin-right="0in" fo:text-align="center" style:justify-single-word="false" fo:text-indent="-1in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5in" fo:margin-right="0in" fo:text-align="center" style:justify-single-word="false" fo:text-indent="-1.5in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c0c0c0"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252in" fo:margin-bottom="0.086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Reverse Chronologic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eff Parker</dc:title>
    <meta:initial-creator>SlaughterCl</meta:initial-creator>
    <meta:creation-date>2009-12-01T22:50:00</meta:creation-date>
    <dc:date>2017-06-09T17:11:41.503623737</dc:date>
    <meta:editing-cycles>2</meta:editing-cycles>
    <meta:editing-duration>P15824DT17H31M44S</meta:editing-duration>
    <meta:document-statistic meta:table-count="0" meta:image-count="0" meta:object-count="0" meta:page-count="1" meta:paragraph-count="28" meta:word-count="313" meta:character-count="2081" meta:non-whitespace-character-count="1792"/>
    <meta:generator>LibreOffice/4.2.8.2$Linux_X86_64 LibreOffice_project/420m0$Build-2</meta:generator>
  </office:meta>
</office:document-meta>
</file>